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1.5cm" svg:x="2.5cm" svg:y="14cm">
          <text:p text:style-name="P1">Activity</text:p>
          <text:p text:style-name="P1">(abstrac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8.8cm" svg:y="10.5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.5cm" svg:y="17.5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5cm" svg:y="17.5cm">
          <text:p text:style-name="P1">Sub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4cm" svg:y="17.5cm">
          <text:p text:style-name="P1">Send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5cm" svg:x="9.5cm" svg:y="17.5cm">
          <text:p text:style-name="P1">ReceiveTas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1.5cm" svg:x="15.5cm" svg:y="14.5cm">
          <text:p text:style-name="P1">Serializ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12cm" svg:x2="6cm" svg:y2="14cm">
          <text:p/>
        </draw:line>
        <draw:line draw:style-name="gr2" draw:text-style-name="P1" draw:layer="layout" svg:x1="5.5cm" svg:y1="15.5cm" svg:x2="3cm" svg:y2="17.5cm">
          <text:p/>
        </draw:line>
        <draw:line draw:style-name="gr2" draw:text-style-name="P1" draw:layer="layout" svg:x1="5.5cm" svg:y1="15.5cm" svg:x2="7cm" svg:y2="17.5cm">
          <text:p/>
        </draw:line>
        <draw:line draw:style-name="gr2" draw:text-style-name="P1" draw:layer="layout" svg:x1="5.5cm" svg:y1="15.5cm" svg:x2="11.5cm" svg:y2="17.5cm">
          <text:p/>
        </draw:line>
        <draw:line draw:style-name="gr2" draw:text-style-name="P1" draw:layer="layout" svg:x1="5.5cm" svg:y1="15.5cm" svg:x2="16cm" svg:y2="17.5cm">
          <text:p/>
        </draw:line>
        <draw:line draw:style-name="gr2" draw:text-style-name="P1" draw:layer="layout" svg:x1="11cm" svg:y1="12cm" svg:x2="17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5-05-04T11:14:28</meta:creation-date>
    <dc:date>2015-05-04T11:20:34</dc:date>
    <dc:creator>mantos </dc:creator>
    <meta:editing-duration>PT00H06M07S</meta:editing-duration>
    <meta:editing-cycles>1</meta:editing-cycles>
    <meta:document-statistic meta:object-count="13"/>
    <meta:generator>OpenOffice.org/3.2$Linux OpenOffice.org_project/320m19$Build-9505</meta:generator>
  </office:meta>
</office:document-meta>
</file>